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Heading_20_3">
      <style:text-properties fo:font-variant="normal" fo:text-transform="none" fo:color="#434343" style:font-name="Arial" fo:font-size="13.5pt" fo:font-style="normal" style:text-underline-style="solid" style:text-underline-width="auto" style:text-underline-color="font-color" fo:font-weight="normal" fo:background-color="transparent"/>
    </style:style>
    <style:style style:name="P4"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bookmark text:name="docs-internal-guid-bd5389c2-1151-6cd1-b802-403f2c70fa5c"/>Fast Forward labs - Legistlatr.ly.io.ai</text:h>
      <text:p text:style-name="P1">Company Description:</text:p>
      <text:p text:style-name="P2">Fast Forward Labs (http://www.fastforwardlabs.com/) is a machine intelligence company. Each quarter we profile a new development in computer science, statistics or machine learning. Our clients get a report on the technology and a prototype implementation that demonstrates its application. Recent reports have covered: text summarization, computer vision with deep learning, probabilistic data structures, and natural language generation. We investigate things that are useful to our clients, that we think are cool, and are only recently possible.</text:p>
      <text:p text:style-name="Text_20_body"/>
      <text:p text:style-name="P1">Problem Description:</text:p>
      <text:p text:style-name="P2">Make a scoring/prediction mechanism for old and new legislation to rank the influence of campaign contributions and predict vote outcomes.</text:p>
      <text:p text:style-name="Text_20_body"/>
      <text:p text:style-name="P1">Data Description:</text:p>
      <text:p text:style-name="P2">Lobbying and contribution data must be reported to the state and is provided in the congressional record. In addition, GovTrack.us provides easily parsable voting and committee information. Finally, much of the data processing is already provided by us (https://github.com/mynameisfiber/contribution_votes) so the focus can be on the algorithms and the frontend.</text:p>
      <text:p text:style-name="Text_20_body"/>
      <text:p text:style-name="P1">Deliverable:</text:p>
      <text:p text:style-name="P2">A website that can take in a bill and either a) assign a score to how important campaign contributions will be in the vote outcome or b) predict vote outcome on a per-politician basis. This can be done using the raw text of the bill, in addition to the people associated with the bill in both its initial writing and votes in committee. The algorithms that could be used include:</text:p>
      <text:list xml:id="list7380217884792926274" text:style-name="L1">
        <text:list-item>
          <text:p text:style-name="P4">LDA for analysing the content of bills</text:p>
        </text:list-item>
        <text:list-item>
          <text:p text:style-name="P4">RNN language models to further help content</text:p>
        </text:list-item>
        <text:list-item>
          <text:p text:style-name="P4">Graph based approaches to find high impact contributors</text:p>
        </text:list-item>
      </text:list>
      <text:p text:style-name="Text_20_body"/>
      <text:p text:style-name="P1">Implementation:</text:p>
      <text:p text:style-name="P2">See abov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Here is my general plan (everything is subject to change based on how things go):<text:line-break/>1) Today: Get and Parse the data (mostly using your code on gitHub). </text:p>
      <text:p text:style-name="Standard">2) Friday - Monday: Get language processing code to pull keywords. Hopefully this will work somewhat decently well. This is an easy place to come back to in order to refine the algorithm.</text:p>
      <text:p text:style-name="Standard">3) Tuesday - Wednesday: Create sets of networks that connect politiancs to eachother (based on voting habits), connect similar bills (based on number of shared keywords), connect funding agencies (based on who is funded and how much)</text:p>
      <text:p text:style-name="Standard">4) Thursday: Throw this into a random forrest to get a prediction on the passage of a bill so I have a minimum product to work with.</text:p>
      <text:p text:style-name="Standard">The weeks following that I will refine the methods and make a better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09:33:35.056381398</meta:creation-date>
    <dc:date>2016-06-02T12:17:18.159099238</dc:date>
    <meta:editing-duration>PT1H29M43S</meta:editing-duration>
    <meta:editing-cycles>2</meta:editing-cycles>
    <meta:generator>LibreOffice/5.1.2.2$Linux_X86_64 LibreOffice_project/10m0$Build-2</meta:generator>
    <meta:document-statistic meta:table-count="0" meta:image-count="0" meta:object-count="0" meta:page-count="2" meta:paragraph-count="19" meta:word-count="395" meta:character-count="2478" meta:non-whitespace-character-count="2104"/>
  </office:meta>
</office:document-meta>
</file>